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fo:font-size="8pt" officeooo:paragraph-rsid="0003dc92" style:font-size-asian="10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fo:font-size="8pt" officeooo:paragraph-rsid="0003dc92" style:font-size-asian="10pt" style:font-size-complex="10pt"/>
    </style:style>
    <style:style style:name="P4" style:family="paragraph" style:parent-style-name="Preformatted_20_Text">
      <style:text-properties fo:font-size="8pt" style:font-size-asian="10pt" style:font-size-complex="10pt"/>
    </style:style>
    <style:style style:name="T1" style:family="text">
      <style:text-properties officeooo:rsid="000c1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:::::::::::::::::::::::::::::::::::::::::::::: B-800 ::::::::::::::::::::::::::::::::::::::::::::::</text:p>
      <text:p text:style-name="P3"/>
      <text:p text:style-name="P1"/>
      <text:p text:style-name="P1"/>
      <text:p text:style-name="P1">=== STATS ===</text:p>
      <text:p text:style-name="P1"/>
      <text:p text:style-name="P1">= CPU =</text:p>
      <text:p text:style-name="P1">CPU bits:<text:tab/><text:tab/> <text:s text:c="2"/>8</text:p>
      <text:p text:style-name="P1">Registers:<text:tab/><text:tab/> <text:s text:c="2"/>4</text:p>
      <text:p text:style-name="P1">Instructions:<text:tab/><text:tab/> <text:s/>16</text:p>
      <text:p text:style-name="P1">Clock Speed in hz:<text:tab/> 128</text:p>
      <text:p text:style-name="P1"/>
      <text:p text:style-name="P1">= Memory =</text:p>
      <text:p text:style-name="P1">Memory Addresses:<text:tab/> <text:s/>16</text:p>
      <text:p text:style-name="P1">Data Bit Width:<text:tab/> <text:s text:c="2"/>8</text:p>
      <text:p text:style-name="P1"/>
      <text:p text:style-name="P1">= Program Storage =</text:p>
      <text:p text:style-name="P1">Addresses: <text:s/><text:tab/><text:tab/><text:span text:style-name="T1">4095</text:span></text:p>
      <text:p text:style-name="P1">Data Bit Width:<text:tab/> <text:s/>16</text:p>
      <text:p text:style-name="P1"/>
      <text:p text:style-name="P1"/>
      <text:p text:style-name="P1">=== INSTRUCTIONS ===</text:p>
      <text:p text:style-name="P1">0000: HALT<text:tab/>-&gt;<text:tab/>HLT<text:tab/>-&gt;<text:tab/>Stops the CPU and exit the Program</text:p>
      <text:p text:style-name="P1">0001: INC<text:tab/>-&gt;<text:tab/>INC A B<text:tab/>-&gt;<text:tab/>Increases the Register by another Register</text:p>
      <text:p text:style-name="P1">0010: DEC<text:tab/>-&gt;<text:tab/>DEC A B<text:tab/>-&gt;<text:tab/>Decreases the Register by another Register</text:p>
      <text:p text:style-name="P1">0011: JMP<text:tab/>-&gt;<text:tab/>JMP 5<text:tab/>-&gt;<text:tab/>Jumps to a other Part of the Program</text:p>
      <text:p text:style-name="P1">0100: CMP<text:tab/>-&gt;<text:tab/>CMP A B<text:tab/>-&gt;<text:tab/>Checks if the Register is the Value of another Register</text:p>
      <text:p text:style-name="P1">0101: JE<text:tab/>-&gt;<text:tab/>JE 4<text:tab/>-&gt;<text:tab/>Jumps if CMP is succesful</text:p>
      <text:p text:style-name="P1">0110: JMPN<text:tab/>-&gt;<text:tab/>JMPN 5<text:tab/>-&gt;<text:tab/>Jumps if a calculation is negative</text:p>
      <text:p text:style-name="P1">0111: SET<text:tab/>-&gt;<text:tab/>SET A 2<text:tab/>-&gt;<text:tab/>Sets a Register to a specific value</text:p>
      <text:p text:style-name="P1">1000: OUTB<text:tab/>-&gt;<text:tab/>OUT A<text:tab/>-&gt;<text:tab/>Outputs the Registers Value</text:p>
      <text:p text:style-name="P1">1001: INB<text:tab/>-&gt;<text:tab/>INB A<text:tab/>-&gt;<text:tab/>Takes 8-bit Input and stores it in the Register</text:p>
      <text:p text:style-name="P1">1010: MEM<text:tab/>-&gt;<text:tab/>MEM A 4<text:tab/>-&gt;<text:tab/>Write Register to specific Memory Address</text:p>
      <text:p text:style-name="P1">1011: LMEM<text:tab/>-&gt;<text:tab/>LEM 1 A<text:tab/>-&gt;<text:tab/>Load specific Memory Address to an Register</text:p>
      <text:p text:style-name="P1">1100:</text:p>
      <text:p text:style-name="P1">1101:</text:p>
      <text:p text:style-name="P1">1110:</text:p>
      <text:p text:style-name="P1">1111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6T17:22:23.446969563</dc:date>
    <meta:editing-duration>PT8M55S</meta:editing-duration>
    <meta:editing-cycles>12</meta:editing-cycles>
    <meta:generator>LibreOffice/6.4.7.2$Linux_X86_64 LibreOffice_project/40$Build-2</meta:generator>
    <meta:print-date>2022-07-10T10:39:47.951277772</meta:print-date>
    <meta:document-statistic meta:table-count="0" meta:image-count="0" meta:object-count="0" meta:page-count="1" meta:paragraph-count="30" meta:word-count="206" meta:character-count="1079" meta:non-whitespace-character-count="881"/>
  </office:meta>
</office:document-meta>
</file>